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61cm" svg:height="7.216cm" svg:x="1.09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71cm" svg:height="1.83cm" svg:x="13.178cm" svg:y="4.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66cm" svg:height="1.054cm" svg:x="5.499cm" svg:y="6.6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69cm" svg:height="5.112cm" svg:x="1.3cm" svg:y="1.2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362cm" svg:height="5.631cm" svg:x="1.359cm" svg:y="1.185cm">
          <draw:text-box>
            <text:p><text:span text:style-name="T1">vector&lt;TailCount&gt; d_tailCount</text:span></text:p>
            <text:p><text:span text:style-name="T2">map&lt;size_t, size_t&gt; </text:span><text:span text:style-name="T1">d_map</text:span></text:p>
            <text:p><text:span text:style-name="T1"/></text:p>
            <text:p><text:span text:style-name="T2">pair&lt;size_t, size_t&gt; </text:span><text:span text:style-name="T1">d_finalRule</text:span></text:p>
            <text:p><text:span text:style-name="T1">d_thisIdx</text:span></text:p>
            <text:p><text:span text:style-name="T1">d_stateSets</text:span></text:p>
            <text:p><text:span text:style-name="T1"/></text:p>
          </draw:text-box>
        </draw:frame>
        <draw:custom-shape draw:style-name="gr2" draw:text-style-name="P1" draw:layer="layout" svg:width="7.62cm" svg:height="1.035cm" svg:x="9.583cm" svg:y="2.73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644cm" svg:height="1.026cm" svg:x="9.424cm" svg:y="2.641cm">
          <draw:text-box>
            <text:p><text:span text:style-name="T2">input range <text:s text:c="3"/>row to xit to</text:span></text:p>
          </draw:text-box>
        </draw:frame>
        <draw:polyline draw:style-name="gr4" draw:text-style-name="P1" draw:layer="layout" svg:width="5.047cm" svg:height="0.286cm" draw:transform="rotate (3.09516689548616) translate (9.53096859513501cm 3.37587028145992cm)" svg:viewBox="0 0 5048 287" draw:points="0,173 4221,0 5048,287">
          <text:p/>
        </draw:polyline>
        <draw:polyline draw:style-name="gr4" draw:text-style-name="P1" draw:layer="layout" svg:width="7.426cm" svg:height="0.781cm" draw:transform="rotate (3.04385421547754) translate (13.379164281594cm 3.06870999412076cm)" svg:viewBox="0 0 7427 782" draw:points="0,121 1114,782 6754,276 7427,0">
          <text:p/>
        </draw:polyline>
        <draw:frame draw:style-name="gr3" draw:text-style-name="P2" draw:layer="layout" svg:width="6.429cm" svg:height="1.026cm" svg:x="5.439cm" svg:y="6.588cm">
          <draw:text-box>
            <text:p><text:span text:style-name="T2">vector&lt;set&lt;size_t&gt;&gt;</text:span></text:p>
          </draw:text-box>
        </draw:frame>
        <draw:frame draw:style-name="gr3" draw:text-style-name="P2" draw:layer="layout" svg:width="1.874cm" svg:height="1.026cm" svg:x="13.078cm" svg:y="5.288cm">
          <draw:text-box>
            <text:p><text:span text:style-name="T2">State</text:span></text:p>
          </draw:text-box>
        </draw:frame>
        <draw:frame draw:style-name="gr3" draw:text-style-name="P2" draw:layer="layout" svg:width="2.111cm" svg:height="1.026cm" svg:x="12.859cm" svg:y="6.541cm">
          <draw:text-box>
            <text:p><text:span text:style-name="T2">States</text:span></text:p>
          </draw:text-box>
        </draw:frame>
        <draw:polyline draw:style-name="gr5" draw:text-style-name="P1" draw:layer="layout" svg:width="3.085cm" svg:height="0.477cm" draw:transform="rotate (0.197396738400521) translate (10.1802309298808cm 6.47715752269141cm)" svg:viewBox="0 0 3086 478" draw:points="0,478 783,37 3086,0">
          <text:p/>
        </draw:polyline>
        <draw:line draw:style-name="gr5" draw:text-style-name="P1" draw:layer="layout" svg:x1="4.758cm" svg:y1="5.849cm" svg:x2="5.5cm" svg:y2="6.708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7H44M1S</meta:editing-duration>
    <meta:editing-cycles>14</meta:editing-cycles>
    <dc:date>2011-05-19T09:43:09</dc:date>
    <meta:generator>LibreOffice/3.3$Linux LibreOffice_project/330m19$Build-202</meta:generator>
    <meta:document-statistic meta:object-count="37"/>
  </office:meta>
</office:document-meta>
</file>